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cm"/>
    </style:style>
    <style:style style:name="gr2" style:family="graphic" style:parent-style-name="standard">
      <style:graphic-properties svg:stroke-width="0.06cm" draw:marker-start-width="0.395cm" draw:marker-end="Arrow" draw:marker-end-width="0.295cm" draw:textarea-horizontal-align="center" draw:textarea-vertical-align="middle" fo:padding-top="0.155cm" fo:padding-bottom="0.155cm" fo:padding-left="0.28cm" fo:padding-right="0.28cm"/>
    </style:style>
    <style:style style:name="gr3" style:family="graphic" style:parent-style-name="standard">
      <style:graphic-properties svg:stroke-width="0.05cm" draw:marker-start-width="0.38cm" draw:marker-end="" draw:marker-end-width="0.2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_20__28_var_29_" svg:stroke-width="0.03cm" draw:marker-start-width="0.35cm" draw:marker-end="" draw:marker-end-width="0.25cm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fo:min-height="1.059cm"/>
    </style:style>
    <style:style style:name="gr6" style:family="graphic" style:parent-style-name="standard">
      <style:graphic-properties svg:stroke-width="0.04cm" draw:marker-start="Arrow" draw:marker-start-width="0.115cm" draw:marker-end="Arrow" draw:marker-end-width="0.115cm" draw:textarea-horizontal-align="center" draw:textarea-vertical-align="middle" fo:padding-top="0.145cm" fo:padding-bottom="0.145cm" fo:padding-left="0.27cm" fo:padding-right="0.27cm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margin-left="0cm" fo:margin-right="0cm" fo:text-indent="0cm"/>
      <style:text-properties fo:color="#000000"/>
    </style:style>
    <style:style style:name="P2" style:family="paragraph">
      <style:paragraph-properties fo:margin-left="0cm" fo:margin-right="0cm" fo:text-indent="0cm"/>
      <style:text-properties fo:color="#000000" fo:font-family="'Century Schoolbook L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color="#000000" fo:font-family="'Century Schoolbook L'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1" style:family="text">
      <style:text-properties fo:color="#000000" fo:font-family="'Century Schoolbook L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2" style:family="text">
      <style:text-properties fo:color="#000000" fo:font-family="'IPA モナー Pゴシック'" style:font-pitch="variable" fo:font-size="16pt" fo:font-style="italic" style:font-size-asian="16pt" style:font-style-asian="italic" style:font-size-complex="16pt" style:font-style-complex="italic"/>
    </style:style>
    <style:style style:name="T3" style:family="text">
      <style:text-properties fo:color="#000000" fo:font-family="'Century Schoolbook L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4" style:family="text">
      <style:text-properties fo:color="#000000" fo:font-family="'Century Schoolbook L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5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2" draw:layer="layout" svg:width="1cm" svg:height="1.187cm" svg:x="7.3cm" svg:y="4.5cm">
          <draw:text-box>
            <text:p text:style-name="P1"><text:span text:style-name="T1">x</text:span></text:p>
          </draw:text-box>
        </draw:frame>
        <draw:frame draw:style-name="gr1" draw:text-style-name="P2" draw:layer="layout" svg:width="1cm" svg:height="1.187cm" svg:x="2.2cm" svg:y="-0.399cm">
          <draw:text-box>
            <text:p text:style-name="P1"><text:span text:style-name="T1">y</text:span></text:p>
          </draw:text-box>
        </draw:frame>
        <draw:frame draw:style-name="gr1" draw:text-style-name="P2" draw:layer="layout" svg:width="1cm" svg:height="1.187cm" svg:x="6.1cm" svg:y="5.001cm">
          <draw:text-box>
            <text:p text:style-name="P1"><text:span text:style-name="T1">X</text:span></text:p>
          </draw:text-box>
        </draw:frame>
        <draw:frame draw:style-name="gr1" draw:text-style-name="P2" draw:layer="layout" svg:width="1cm" svg:height="1.187cm" svg:x="2.1cm" svg:y="4.801cm">
          <draw:text-box>
            <text:p text:style-name="P1"><text:span text:style-name="T1">O</text:span></text:p>
          </draw:text-box>
        </draw:frame>
        <draw:line draw:style-name="gr2" draw:text-style-name="P3" draw:layer="layout" svg:x1="2.992cm" svg:y1="5.19cm" svg:x2="7.4cm" svg:y2="5.19cm">
          <text:p/>
        </draw:line>
        <draw:line draw:style-name="gr2" draw:text-style-name="P3" draw:layer="layout" svg:x1="2.992cm" svg:y1="5.19cm" svg:x2="2.992cm" svg:y2="0.231cm">
          <text:p/>
        </draw:line>
        <draw:line draw:style-name="gr3" draw:text-style-name="P3" draw:layer="layout" svg:x1="6.571cm" svg:y1="5.189cm" svg:x2="6.571cm" svg:y2="1.222cm">
          <text:p/>
        </draw:line>
        <draw:line draw:style-name="gr3" draw:text-style-name="P3" draw:layer="layout" svg:x1="6.571cm" svg:y1="1.222cm" svg:x2="2.992cm" svg:y2="1.222cm">
          <text:p/>
        </draw:line>
        <draw:line draw:style-name="gr4" draw:text-style-name="P3" draw:layer="layout" svg:x1="3.432cm" svg:y1="5.189cm" svg:x2="3.43cm" svg:y2="1.222cm">
          <text:p/>
        </draw:line>
        <draw:line draw:style-name="gr4" draw:text-style-name="P3" draw:layer="layout" svg:x1="3.873cm" svg:y1="5.189cm" svg:x2="3.873cm" svg:y2="1.222cm">
          <text:p/>
        </draw:line>
        <draw:line draw:style-name="gr4" draw:text-style-name="P3" draw:layer="layout" svg:x1="4.314cm" svg:y1="5.189cm" svg:x2="4.304cm" svg:y2="1.222cm">
          <text:p/>
        </draw:line>
        <draw:line draw:style-name="gr4" draw:text-style-name="P3" draw:layer="layout" svg:x1="4.756cm" svg:y1="5.189cm" svg:x2="4.75cm" svg:y2="1.222cm">
          <text:p/>
        </draw:line>
        <draw:line draw:style-name="gr4" draw:text-style-name="P3" draw:layer="layout" svg:x1="5.196cm" svg:y1="5.189cm" svg:x2="5.196cm" svg:y2="1.222cm">
          <text:p/>
        </draw:line>
        <draw:line draw:style-name="gr4" draw:text-style-name="P3" draw:layer="layout" svg:x1="5.637cm" svg:y1="5.189cm" svg:x2="5.637cm" svg:y2="1.222cm">
          <text:p/>
        </draw:line>
        <draw:line draw:style-name="gr4" draw:text-style-name="P3" draw:layer="layout" svg:x1="6.078cm" svg:y1="5.189cm" svg:x2="6.07cm" svg:y2="1.222cm">
          <text:p/>
        </draw:line>
        <draw:line draw:style-name="gr4" draw:text-style-name="P3" draw:layer="layout" svg:x1="6.571cm" svg:y1="4.766cm" svg:x2="2.992cm" svg:y2="4.749cm">
          <text:p/>
        </draw:line>
        <draw:line draw:style-name="gr4" draw:text-style-name="P3" draw:layer="layout" svg:x1="6.571cm" svg:y1="4.326cm" svg:x2="2.992cm" svg:y2="4.309cm">
          <text:p/>
        </draw:line>
        <draw:line draw:style-name="gr4" draw:text-style-name="P3" draw:layer="layout" svg:x1="6.571cm" svg:y1="3.885cm" svg:x2="2.992cm" svg:y2="3.868cm">
          <text:p/>
        </draw:line>
        <draw:line draw:style-name="gr4" draw:text-style-name="P3" draw:layer="layout" svg:x1="6.571cm" svg:y1="3.444cm" svg:x2="2.992cm" svg:y2="3.427cm">
          <text:p/>
        </draw:line>
        <draw:line draw:style-name="gr4" draw:text-style-name="P3" draw:layer="layout" svg:x1="6.571cm" svg:y1="3.004cm" svg:x2="2.992cm" svg:y2="2.987cm">
          <text:p/>
        </draw:line>
        <draw:line draw:style-name="gr4" draw:text-style-name="P3" draw:layer="layout" svg:x1="6.571cm" svg:y1="2.563cm" svg:x2="2.992cm" svg:y2="2.546cm">
          <text:p/>
        </draw:line>
        <draw:line draw:style-name="gr4" draw:text-style-name="P3" draw:layer="layout" svg:x1="6.571cm" svg:y1="2.121cm" svg:x2="2.992cm" svg:y2="2.104cm">
          <text:p/>
        </draw:line>
        <draw:line draw:style-name="gr4" draw:text-style-name="P3" draw:layer="layout" svg:x1="6.571cm" svg:y1="1.681cm" svg:x2="2.992cm" svg:y2="1.664cm">
          <text:p/>
        </draw:line>
        <draw:frame draw:style-name="gr5" draw:text-style-name="P2" draw:layer="layout" svg:width="1.102cm" svg:height="1.309cm" svg:x="2cm" svg:y="0.662cm">
          <draw:text-box>
            <text:p text:style-name="P1"><text:span text:style-name="T1">Y</text:span></text:p>
          </draw:text-box>
        </draw:frame>
        <draw:line draw:style-name="gr6" draw:text-style-name="P3" draw:layer="layout" svg:x1="4.314cm" svg:y1="5.3cm" svg:x2="4.74cm" svg:y2="5.3cm">
          <text:p/>
        </draw:line>
        <draw:frame draw:style-name="gr1" draw:text-style-name="P4" draw:layer="layout" svg:width="1.5cm" svg:height="1.094cm" svg:x="3.7cm" svg:y="5.106cm">
          <draw:text-box>
            <text:p text:style-name="P1"><text:span text:style-name="T2">Δ</text:span><text:span text:style-name="T3">x</text:span></text:p>
          </draw:text-box>
        </draw:frame>
        <draw:line draw:style-name="gr6" draw:text-style-name="P3" draw:layer="layout" svg:x1="2.815cm" svg:y1="2.95cm" svg:x2="2.822cm" svg:y2="3.463cm">
          <text:p/>
        </draw:line>
        <draw:frame draw:style-name="gr1" draw:text-style-name="P4" draw:layer="layout" svg:width="1.5cm" svg:height="1.094cm" svg:x="1.4cm" svg:y="2.606cm">
          <draw:text-box>
            <text:p text:style-name="P1"><text:span text:style-name="T2">Δ</text:span><text:span text:style-name="T3">y</text:span></text:p>
          </draw:text-box>
        </draw:frame>
        <draw:frame draw:style-name="gr7" draw:text-style-name="P1" draw:layer="layout" svg:width="2.5cm" svg:height="1.373cm" svg:x="7cm" svg:y="2.5cm">
          <draw:text-box>
            <text:p text:style-name="P1"><text:span text:style-name="T4">m</text:span><text:span text:style-name="T5">列</text:span></text:p>
          </draw:text-box>
        </draw:frame>
        <draw:frame draw:style-name="gr7" draw:text-style-name="P1" draw:layer="layout" svg:width="2.5cm" svg:height="1.373cm" svg:x="4cm" svg:y="-0.099cm">
          <draw:text-box>
            <text:p text:style-name="P1"><text:span text:style-name="T4">n</text:span><text:span text:style-name="T5">列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7-05-04T19:23:29</meta:creation-date>
    <dc:creator>Nasahara Kenlo</dc:creator>
    <dc:date>2013-11-30T17:25:31</dc:date>
    <meta:editing-cycles>60</meta:editing-cycles>
    <meta:editing-duration>PT13H38M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